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officeooo:rsid="00194589" officeooo:paragraph-rsid="00194589"/>
    </style:style>
    <style:style style:name="P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officeooo:rsid="00194589" officeooo:paragraph-rsid="00194589" fo:background-color="#ffffff"/>
    </style:style>
    <style:style style:name="P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officeooo:rsid="0019ca54" officeooo:paragraph-rsid="0019ca54" fo:background-color="#ffffff"/>
    </style:style>
    <style:style style:name="P4" style:family="paragraph" style:parent-style-name="Standard">
      <style:paragraph-properties fo:text-align="start" style:justify-single-word="false"/>
      <style:text-properties style:font-name="Calibri" style:text-underline-style="none" officeooo:rsid="00194589" officeooo:paragraph-rsid="00194589" fo:background-color="#ffffff"/>
    </style:style>
    <style:style style:name="P5" style:family="paragraph" style:parent-style-name="Standard">
      <style:paragraph-properties fo:text-align="start" style:justify-single-word="false"/>
      <style:text-properties style:font-name="Calibri" style:text-underline-style="none" officeooo:rsid="001d0cfc" officeooo:paragraph-rsid="001d0cfc" fo:background-color="#ffffff"/>
    </style:style>
    <style:style style:name="P6" style:family="paragraph" style:parent-style-name="Standard">
      <style:paragraph-properties fo:text-align="start" style:justify-single-word="false"/>
      <style:text-properties style:font-name="Calibri" style:text-underline-style="none" officeooo:rsid="001d0cfc" officeooo:paragraph-rsid="0019ca54" fo:background-color="#ffffff"/>
    </style:style>
    <style:style style:name="P7" style:family="paragraph" style:parent-style-name="Standard">
      <style:paragraph-properties fo:text-align="start" style:justify-single-word="false"/>
      <style:text-properties style:font-name="Calibri" style:text-underline-style="none" officeooo:rsid="001e3ba6" officeooo:paragraph-rsid="001e3ba6" fo:background-color="#ffffff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Calibri" style:text-underline-style="none" officeooo:rsid="001d0cfc" officeooo:paragraph-rsid="0019ca54" fo:background-color="#ffffff"/>
    </style:style>
    <style:style style:name="T1" style:family="text">
      <style:text-properties officeooo:rsid="001d0cf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background-color="#ffff00" loext:char-shading-value="0"/>
    </style:style>
    <style:style style:name="T4" style:family="text">
      <style:text-properties style:text-line-through-style="none" style:text-line-through-type="none" officeooo:rsid="001e3ba6" fo:background-color="#ffff00" loext:char-shading-value="0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e3ba6"/>
    </style:style>
    <style:style style:name="T7" style:family="text">
      <style:text-properties style:text-line-through-style="none" style:text-line-through-type="none" officeooo:rsid="001e3ba6"/>
    </style:style>
    <style:style style:name="T8" style:family="text">
      <style:text-properties fo:background-color="#ffff00" loext:char-shading-value="0"/>
    </style:style>
    <style:style style:name="T9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s taches ; projet ISN BAC 2020</text:p>
      <text:p text:style-name="P1"/>
      <text:p text:style-name="P1"/>
      <text:p text:style-name="P1"/>
      <text:p text:style-name="P2">1/ Conception du jeu </text:p>
      <text:p text:style-name="P4"/>
      <text:p text:style-name="P4">Le jeu <text:span text:style-name="T1">est un jeu de plateformes, deux cubes doivent s’entre-aider afin d’atteindre un objectif final.</text:span></text:p>
      <text:p text:style-name="P5">Nous sommes en ce moment entrain de créer les plateformes amovibles et nous sommes par ailleurs entrain de gérer les collisions entre les cubes ( lorsque un cube saute sur l’autre, il ne passe pas à travers mais reste dessus ). Nous avons aussi dans l’intention de gérer les collision entre les plateformes et les cubes.</text:p>
      <text:p text:style-name="P4"/>
      <text:p text:style-name="P3">2/ Les taches a réaliser :</text:p>
      <text:p text:style-name="P6"><text:s/><text:tab/></text:p>
      <text:p text:style-name="P6">- Gérer la collision entre les cubes et les plateformes : Antoine et Clément</text:p>
      <text:p text:style-name="P6">- Création d’un système de spawn : ?</text:p>
      <text:p text:style-name="P8">- Création d’un menu de pré-jeu : Antoine</text:p>
      <text:p text:style-name="P8">- Création d’un système qui détecte la victoire de l’utilisateur : ?</text:p>
      <text:p text:style-name="P6"><text:span text:style-name="T2">- Effectuer les collisions verticales et horizontales : Clémen</text:span><text:span text:style-name="T6">t</text:span></text:p>
      <text:p text:style-name="P6"><text:span text:style-name="T6"/></text:p>
      <text:p text:style-name="P7"><text:span text:style-name="T6">C</text:span><text:span text:style-name="T2">es taches sont des objectifs à atteindre avec des niveaux plus ou moins complexe. Cette liste sera amené à être modifier par la suite…. <text:s/></text:span></text:p>
      <text:p text:style-name="P6"><text:span text:style-name="T6"/></text:p>
      <text:p text:style-name="P7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09:24:08.371000000</meta:creation-date>
    <dc:date>2020-03-19T09:18:30.451000000</dc:date>
    <meta:editing-duration>PT1H51M17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2" meta:word-count="165" meta:character-count="931" meta:non-whitespace-character-count="772"/>
  </office:meta>
</office:document-meta>
</file>